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c55b" officeooo:paragraph-rsid="0007c5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oot development journal.</text:p>
      <text:p text:style-name="P1"/>
      <text:p text:style-name="P1">28.07.2019 </text:p>
      <text:p text:style-name="P1"/>
      <text:p text:style-name="P1">Due to the native C++ interface of CUDA MPI interfaces, I decided to rewrite the original BlackjackAndHookers project in C++.</text:p>
      <text:p text:style-name="P1"/>
      <text:p text:style-name="P1">The Boost library was chosen for this purpose, including both an interface for the GMP libraries in the backend, and for the OpenMPI libraries, that house the CUDA-Aware libraries.</text:p>
      <text:p text:style-name="P1"/>
      <text:p text:style-name="P1">As a design idea with lack of better research, in case the CUDA buffer has to be fully filled for optimal processing, the threads can be allocated at the start of the program, filled by a hybrid of the width/depth function, and starting the processing. The pros and cons of this approach are unclear when considering very large numbers, as thread re-usability might slow down the entire proces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8T03:55:02.178133563</meta:creation-date>
    <dc:date>2020-07-28T04:06:20.452510980</dc:date>
    <meta:editing-duration>PT28S</meta:editing-duration>
    <meta:editing-cycles>1</meta:editing-cycles>
    <meta:document-statistic meta:table-count="0" meta:image-count="0" meta:object-count="0" meta:page-count="1" meta:paragraph-count="5" meta:word-count="121" meta:character-count="742" meta:non-whitespace-character-count="624"/>
    <meta:generator>LibreOffice/6.4.4.2$Linux_X86_64 LibreOffice_project/40$Build-2</meta:generator>
  </office:meta>
</office:document-meta>
</file>